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Verdana,Bold" svg:font-family="'Verdana,Bold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  <style:font-face style:name="Verdana,Bold1" svg:font-family="'Verdana,Bold'" style:font-family-generic="system" style:font-pitch="variable"/>
  </office:font-face-decls>
  <office:automatic-styles>
    <style:style style:name="Taulukko1" style:family="table" style:master-page-name="Standard">
      <style:table-properties style:width="24.603cm" fo:margin-left="-0.191cm" fo:margin-top="0cm" fo:margin-bottom="0cm" style:page-number="auto" table:align="left" style:writing-mode="lr-tb"/>
    </style:style>
    <style:style style:name="Taulukko1.A" style:family="table-column">
      <style:table-column-properties style:column-width="4.099cm"/>
    </style:style>
    <style:style style:name="Taulukko1.B" style:family="table-column">
      <style:table-column-properties style:column-width="4.098cm"/>
    </style:style>
    <style:style style:name="Taulukko1.C" style:family="table-column">
      <style:table-column-properties style:column-width="7.758cm"/>
    </style:style>
    <style:style style:name="Taulukko1.D" style:family="table-column">
      <style:table-column-properties style:column-width="3.334cm"/>
    </style:style>
    <style:style style:name="Taulukko1.E" style:family="table-column">
      <style:table-column-properties style:column-width="2.91cm"/>
    </style:style>
    <style:style style:name="Taulukko1.F" style:family="table-column">
      <style:table-column-properties style:column-width="2.402cm"/>
    </style:style>
    <style:style style:name="Taulukko1.1" style:family="table-row">
      <style:table-row-properties style:keep-together="true" fo:keep-together="auto"/>
    </style:style>
    <style:style style:name="Taulukko1.A1" style:family="table-cell">
      <style:table-cell-properties fo:padding-left="0.191cm" fo:padding-right="0.191cm" fo:padding-top="0cm" fo:padding-bottom="0cm" fo:border="0.018cm solid #00000a"/>
    </style:style>
    <style:style style:name="Taulukko1.D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T1" style:family="text">
      <style:text-properties style:font-name="Verdana,Bold" fo:font-size="10pt" fo:font-weight="bold" style:font-size-asian="10pt" style:font-weight-asian="bold" style:font-name-complex="Verdana,Bold1" style:font-size-complex="10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Verdana" fo:font-size="10pt" style:font-size-asian="10pt" style:font-name-complex="Verdana1" style:font-size-complex="10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ukko1" table:style-name="Taulukko1">
        <table:table-column table:style-name="Taulukko1.A"/>
        <table:table-column table:style-name="Taulukko1.B"/>
        <table:table-column table:style-name="Taulukko1.C"/>
        <table:table-column table:style-name="Taulukko1.D"/>
        <table:table-column table:style-name="Taulukko1.E"/>
        <table:table-column table:style-name="Taulukko1.F"/>
        <table:table-row table:style-name="Taulukko1.1">
          <table:table-cell table:style-name="Taulukko1.A1" office:value-type="string">
            <text:p text:style-name="P1"><text:span text:style-name="T1">Riski</text:span></text:p>
          </table:table-cell>
          <table:table-cell table:style-name="Taulukko1.A1" office:value-type="string">
            <text:p text:style-name="P1"><text:span text:style-name="T1">Riskin</text:span></text:p>
            <text:p text:style-name="P1"><text:span text:style-name="T1">toteutumisen</text:span></text:p>
            <text:p text:style-name="P1"><text:span text:style-name="T1">oireet</text:span></text:p>
          </table:table-cell>
          <table:table-cell table:style-name="Taulukko1.A1" office:value-type="string">
            <text:p text:style-name="P1"><text:span text:style-name="T1">Jatkomenettely</text:span></text:p>
          </table:table-cell>
          <table:table-cell table:style-name="Taulukko1.A1" office:value-type="string">
            <text:p text:style-name="P1"><text:span text:style-name="T2">Todennäköisyys (P)</text:span></text:p>
            <text:p text:style-name="P1"><text:span text:style-name="T2">Asteikko 1-5</text:span></text:p>
          </table:table-cell>
          <table:table-cell table:style-name="Taulukko1.A1" office:value-type="string">
            <text:p text:style-name="P1"><text:span text:style-name="T2">Vaikutus (I)</text:span></text:p>
            <text:p text:style-name="P1"><text:span text:style-name="T2">Asteikko 1-5</text:span></text:p>
          </table:table-cell>
          <table:table-cell table:style-name="Taulukko1.A1" office:value-type="string">
            <text:p text:style-name="P1"><text:span text:style-name="T2">Riski = P*I</text:span></text:p>
            <text:p text:style-name="P1"><text:span text:style-name="T2">Max = 25</text:span></text:p>
          </table:table-cell>
        </table:table-row>
        <table:table-row table:style-name="Taulukko1.1">
          <table:table-cell table:style-name="Taulukko1.A1" office:value-type="string">
            <text:p text:style-name="P1"><text:span text:style-name="T3">Ryhmän jäsenen</text:span></text:p>
            <text:p text:style-name="P1"><text:span text:style-name="T3">yllättävä poissaolo.</text:span></text:p>
          </table:table-cell>
          <table:table-cell table:style-name="Taulukko1.A1" office:value-type="string">
            <text:p text:style-name="P1"><text:span text:style-name="T3">Ryhmän jäsen</text:span></text:p>
            <text:p text:style-name="P1"><text:span text:style-name="T3">ilmoittaa</text:span></text:p>
            <text:p text:style-name="P1"><text:span text:style-name="T3">poissaolostaan</text:span></text:p>
          </table:table-cell>
          <table:table-cell table:style-name="Taulukko1.A1" office:value-type="string">
            <text:p text:style-name="P1"><text:span text:style-name="T3">Katsotaan saadaanko työtehtävä jaoteltua uudelleen ja pyritään delegoimaan sellaisia tehtäviä poissolijalle joiden puolesta ei tarvitse välttämättä olla paikalla.</text:span></text:p>
          </table:table-cell>
          <table:table-cell table:style-name="Taulukko1.D2" office:value-type="float" office:value="5">
            <text:p text:style-name="P1">5</text:p>
          </table:table-cell>
          <table:table-cell table:style-name="Taulukko1.D2" office:value-type="float" office:value="2">
            <text:p text:style-name="P1">2</text:p>
          </table:table-cell>
          <table:table-cell table:style-name="Taulukko1.D2" office:value-type="float" office:value="10">
            <text:p text:style-name="P1"><text:bookmark text:name="_GoBack"/>10</text:p>
          </table:table-cell>
        </table:table-row>
        <table:table-row table:style-name="Taulukko1.1">
          <table:table-cell table:style-name="Taulukko1.A1" office:value-type="string">
            <text:p text:style-name="P1">Aikataulusta jälkeen jääminen.</text:p>
          </table:table-cell>
          <table:table-cell table:style-name="Taulukko1.A1" office:value-type="string">
            <text:p text:style-name="P1">Tehtäviä ei saada hoidettua ajallaan.</text:p>
          </table:table-cell>
          <table:table-cell table:style-name="Taulukko1.A1" office:value-type="string">
            <text:p text:style-name="P1">Kullekkin työtehtävälle/taskille annetaan deadline jota pitää noudattaa ja tehtävälle määrätään uusi tekijä jos edellinen ei suorittanut sitä ajoissa.</text:p>
          </table:table-cell>
          <table:table-cell table:style-name="Taulukko1.D2" office:value-type="float" office:value="3">
            <text:p text:style-name="P1">3</text:p>
          </table:table-cell>
          <table:table-cell table:style-name="Taulukko1.D2" office:value-type="float" office:value="3">
            <text:p text:style-name="P1">3</text:p>
          </table:table-cell>
          <table:table-cell table:style-name="Taulukko1.D2" office:value-type="float" office:value="9">
            <text:p text:style-name="P1">9</text:p>
          </table:table-cell>
        </table:table-row>
        <table:table-row table:style-name="Taulukko1.1">
          <table:table-cell table:style-name="Taulukko1.A1" office:value-type="string">
            <text:p text:style-name="P1">Hallintatyökalujen ja sovellusten kaatuminen</text:p>
          </table:table-cell>
          <table:table-cell table:style-name="Taulukko1.A1" office:value-type="string">
            <text:p text:style-name="P1">Luodut tiedostot ja kirjattu työhistoria saattaa hävitä kokonaan.</text:p>
          </table:table-cell>
          <table:table-cell table:style-name="Taulukko1.A1" office:value-type="string">
            <text:p text:style-name="P1">Käytetään useaa erilaista hallintatyökalua joihin kaikilla on kuitenkin pääsy jotta on aina olemassa backup työkalu/tietovarasto. Lisäksi kehotetaan manuaaliseen tallennukseen (tiedostot USB-tikulle tms.)</text:p>
          </table:table-cell>
          <table:table-cell table:style-name="Taulukko1.D2" office:value-type="float" office:value="1">
            <text:p text:style-name="P1">1</text:p>
          </table:table-cell>
          <table:table-cell table:style-name="Taulukko1.D2" office:value-type="float" office:value="5">
            <text:p text:style-name="P1">5</text:p>
          </table:table-cell>
          <table:table-cell table:style-name="Taulukko1.D2" office:value-type="float" office:value="5">
            <text:p text:style-name="P1">5</text:p>
          </table:table-cell>
        </table:table-row>
        <table:table-row table:style-name="Taulukko1.1">
          <table:table-cell table:style-name="Taulukko1.A1" office:value-type="string">
            <text:p text:style-name="P1">Huono informaation kulku</text:p>
          </table:table-cell>
          <table:table-cell table:style-name="Taulukko1.A1" office:value-type="string">
            <text:p text:style-name="P1">Ryhmänjäsenilla ei ole hajua mitä on tehty ja kuka on tehnyt.</text:p>
          </table:table-cell>
          <table:table-cell table:style-name="Taulukko1.A1" office:value-type="string">
            <text:p text:style-name="P1">Pyritään käyttämään mahdollisimman paljon sosiaalisia vietsintätyökaluja apuna (esim. WhatsApp) ja ilmoitetaan usein jos suurempia muutoksia tai lisäyksiä koodiin on tehty.</text:p>
          </table:table-cell>
          <table:table-cell table:style-name="Taulukko1.D2" office:value-type="float" office:value="2">
            <text:p text:style-name="P1">2</text:p>
          </table:table-cell>
          <table:table-cell table:style-name="Taulukko1.D2" office:value-type="float" office:value="3">
            <text:p text:style-name="P1">3</text:p>
          </table:table-cell>
          <table:table-cell table:style-name="Taulukko1.D2" office:value-type="float" office:value="6">
            <text:p text:style-name="P1">6</text:p>
          </table:table-cell>
        </table:table-row>
        <table:table-row table:style-name="Taulukko1.1">
          <table:table-cell table:style-name="Taulukko1.A1" office:value-type="string">
            <text:p text:style-name="P1">Koodiongelmien korjaukseen käytetään liikaa aikaa.</text:p>
          </table:table-cell>
          <table:table-cell table:style-name="Taulukko1.A1" office:value-type="string">
            <text:p text:style-name="P1">Aikaa turhautuu bugin korjauksiin ja joitain toimintoja ei ehkä saada tehtyä/viimeisteltyä ajallaan</text:p>
          </table:table-cell>
          <table:table-cell table:style-name="Taulukko1.A1" office:value-type="string">
            <text:p text:style-name="P1">Koodataan toiminnallisuuksia yksi kerrallaan ja toimintoja testataan mahdollisimman paljon, mieluiten heti koodimuutosten tai lisäysten jälkeen jotta koodivirheitä ei kasaannu ja ne huomataan mahdollisimman ajoissa.</text:p>
          </table:table-cell>
          <table:table-cell table:style-name="Taulukko1.D2" office:value-type="float" office:value="3">
            <text:p text:style-name="P1">3</text:p>
          </table:table-cell>
          <table:table-cell table:style-name="Taulukko1.D2" office:value-type="float" office:value="4">
            <text:p text:style-name="P1">4</text:p>
          </table:table-cell>
          <table:table-cell table:style-name="Taulukko1.D2" office:value-type="float" office:value="12">
            <text:p text:style-name="P1">12</text:p>
          </table:table-cell>
        </table:table-row>
        <table:table-row table:style-name="Taulukko1.1">
          <table:table-cell table:style-name="Taulukko1.A1" office:value-type="string">
            <text:p text:style-name="P1"/>
          </table:table-cell>
          <table:table-cell table:style-name="Taulukko1.A1" office:value-type="string">
            <text:p text:style-name="P1"/>
          </table:table-cell>
          <table:table-cell table:style-name="Taulukko1.A1" office:value-type="string">
            <text:p text:style-name="P1"/>
          </table:table-cell>
          <table:table-cell table:style-name="Taulukko1.A1" office:value-type="string">
            <text:p text:style-name="P1"/>
          </table:table-cell>
          <table:table-cell table:style-name="Taulukko1.A1" office:value-type="string">
            <text:p text:style-name="P1"/>
          </table:table-cell>
          <table:table-cell table:style-name="Taulukko1.A1" office:value-type="string">
            <text:p text:style-name="P1"/>
          </table:table-cell>
        </table:table-row>
        <table:table-row table:style-name="Taulukko1.1">
          <table:table-cell table:style-name="Taulukko1.A1" office:value-type="string">
            <text:p text:style-name="P1"/>
          </table:table-cell>
          <table:table-cell table:style-name="Taulukko1.A1" office:value-type="string">
            <text:p text:style-name="P1"/>
          </table:table-cell>
          <table:table-cell table:style-name="Taulukko1.A1" office:value-type="string">
            <text:p text:style-name="P1"/>
          </table:table-cell>
          <table:table-cell table:style-name="Taulukko1.A1" office:value-type="string">
            <text:p text:style-name="P1"/>
          </table:table-cell>
          <table:table-cell table:style-name="Taulukko1.A1" office:value-type="string">
            <text:p text:style-name="P1"/>
          </table:table-cell>
          <table:table-cell table:style-name="Taulukko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Verdana,Bold" svg:font-family="'Verdana,Bold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  <style:font-face style:name="Verdana,Bold1" svg:font-family="'Verdana,Bol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fi" fo:country="FI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i Salminen</meta:initial-creator>
    <dc:creator>Juho Jauhiainen</dc:creator>
    <meta:editing-cycles>4</meta:editing-cycles>
    <meta:creation-date>2017-03-23T09:21:00</meta:creation-date>
    <dc:date>2017-03-31T15:53:47.46</dc:date>
    <meta:editing-duration>PT42M26S</meta:editing-duration>
    <meta:generator>OpenOffice/4.1.3$Win32 OpenOffice.org_project/413m1$Build-9783</meta:generator>
    <meta:document-statistic meta:table-count="1" meta:image-count="0" meta:object-count="0" meta:page-count="1" meta:paragraph-count="44" meta:word-count="197" meta:character-count="1515"/>
    <meta:user-defined meta:name="AppVersion">16.0000</meta:user-defined>
    <meta:user-defined meta:name="Company">Ham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